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nnect</text:p>
          </table:table-cell>
          <table:table-cell office:value-type="string" table:style-name="ce2">
            <text:p>Direction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argS11</text:p>
          </table:table-cell>
          <table:table-cell office:value-type="string" table:style-name="ce2">
            <text:p>argS21</text:p>
          </table:table-cell>
          <table:table-cell office:value-type="string" table:style-name="ce2">
            <text:p>argS22</text:p>
          </table:table-cell>
          <table:table-cell office:value-type="string" table:style-name="ce2">
            <text:p>magS11</text:p>
          </table:table-cell>
          <table:table-cell office:value-type="string" table:style-name="ce2">
            <text:p>magS21</text:p>
          </table:table-cell>
          <table:table-cell office:value-type="string" table:style-name="ce2">
            <text:p>magS2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172.846" table:style-name="ce1">
            <text:p>172.846</text:p>
          </table:table-cell>
          <table:table-cell office:value-type="float" office:value="-0.74099999999999999" table:style-name="ce1">
            <text:p>-0.741</text:p>
          </table:table-cell>
          <table:table-cell office:value-type="float" office:value="173.85599999999999" table:style-name="ce1">
            <text:p>173.856</text:p>
          </table:table-cell>
          <table:table-cell office:value-type="float" office:value="1.47E-2" table:style-name="ce1">
            <text:p>0.0147</text:p>
          </table:table-cell>
          <table:table-cell office:value-type="float" office:value="0.103989" table:style-name="ce1">
            <text:p>0.103989</text:p>
          </table:table-cell>
          <table:table-cell office:value-type="float" office:value="5.4299999999999999E-3" table:style-name="ce1">
            <text:p>0.00543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172.86699999999999" table:style-name="ce1">
            <text:p>172.867</text:p>
          </table:table-cell>
          <table:table-cell office:value-type="float" office:value="-0.747" table:style-name="ce1">
            <text:p>-0.747</text:p>
          </table:table-cell>
          <table:table-cell office:value-type="float" office:value="174.03399999999999" table:style-name="ce1">
            <text:p>174.034</text:p>
          </table:table-cell>
          <table:table-cell office:value-type="float" office:value="1.473E-2" table:style-name="ce1">
            <text:p>0.01473</text:p>
          </table:table-cell>
          <table:table-cell office:value-type="float" office:value="0.103982" table:style-name="ce1">
            <text:p>0.103982</text:p>
          </table:table-cell>
          <table:table-cell office:value-type="float" office:value="5.4200000000000003E-3" table:style-name="ce1">
            <text:p>0.0054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172.97" table:style-name="ce1">
            <text:p>172.97</text:p>
          </table:table-cell>
          <table:table-cell office:value-type="float" office:value="-0.751" table:style-name="ce1">
            <text:p>-0.751</text:p>
          </table:table-cell>
          <table:table-cell office:value-type="float" office:value="173.679" table:style-name="ce1">
            <text:p>173.679</text:p>
          </table:table-cell>
          <table:table-cell office:value-type="float" office:value="1.4789999999999999E-2" table:style-name="ce1">
            <text:p>0.01479</text:p>
          </table:table-cell>
          <table:table-cell office:value-type="float" office:value="0.10399" table:style-name="ce1">
            <text:p>0.10399</text:p>
          </table:table-cell>
          <table:table-cell office:value-type="float" office:value="5.4200000000000003E-3" table:style-name="ce1">
            <text:p>0.0054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173.51599999999999" table:style-name="ce1">
            <text:p>173.516</text:p>
          </table:table-cell>
          <table:table-cell office:value-type="float" office:value="-1.462" table:style-name="ce1">
            <text:p>-1.462</text:p>
          </table:table-cell>
          <table:table-cell office:value-type="float" office:value="164.19" table:style-name="ce1">
            <text:p>164.19</text:p>
          </table:table-cell>
          <table:table-cell office:value-type="float" office:value="1.5100000000000001E-2" table:style-name="ce1">
            <text:p>0.0151</text:p>
          </table:table-cell>
          <table:table-cell office:value-type="float" office:value="0.10394200000000001" table:style-name="ce1">
            <text:p>0.103942</text:p>
          </table:table-cell>
          <table:table-cell office:value-type="float" office:value="5.6800000000000002E-3" table:style-name="ce1">
            <text:p>0.00568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173.60599999999999" table:style-name="ce1">
            <text:p>173.606</text:p>
          </table:table-cell>
          <table:table-cell office:value-type="float" office:value="-1.46" table:style-name="ce1">
            <text:p>-1.46</text:p>
          </table:table-cell>
          <table:table-cell office:value-type="float" office:value="164.322" table:style-name="ce1">
            <text:p>164.322</text:p>
          </table:table-cell>
          <table:table-cell office:value-type="float" office:value="1.512E-2" table:style-name="ce1">
            <text:p>0.01512</text:p>
          </table:table-cell>
          <table:table-cell office:value-type="float" office:value="0.10394299999999999" table:style-name="ce1">
            <text:p>0.103943</text:p>
          </table:table-cell>
          <table:table-cell office:value-type="float" office:value="5.6699999999999997E-3" table:style-name="ce1">
            <text:p>0.00567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173.47900000000001" table:style-name="ce1">
            <text:p>173.479</text:p>
          </table:table-cell>
          <table:table-cell office:value-type="float" office:value="-1.466" table:style-name="ce1">
            <text:p>-1.466</text:p>
          </table:table-cell>
          <table:table-cell office:value-type="float" office:value="164.15899999999999" table:style-name="ce1">
            <text:p>164.159</text:p>
          </table:table-cell>
          <table:table-cell office:value-type="float" office:value="1.5180000000000001E-2" table:style-name="ce1">
            <text:p>0.01518</text:p>
          </table:table-cell>
          <table:table-cell office:value-type="float" office:value="0.103945" table:style-name="ce1">
            <text:p>0.103945</text:p>
          </table:table-cell>
          <table:table-cell office:value-type="float" office:value="5.6699999999999997E-3" table:style-name="ce1">
            <text:p>0.00567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3" table:style-name="ce1">
            <text:p>0.03</text:p>
          </table:table-cell>
          <table:table-cell office:value-type="float" office:value="172.71" table:style-name="ce1">
            <text:p>172.71</text:p>
          </table:table-cell>
          <table:table-cell office:value-type="float" office:value="-2.177" table:style-name="ce1">
            <text:p>-2.177</text:p>
          </table:table-cell>
          <table:table-cell office:value-type="float" office:value="103.045" table:style-name="ce1">
            <text:p>103.045</text:p>
          </table:table-cell>
          <table:table-cell office:value-type="float" office:value="1.6619999999999999E-2" table:style-name="ce1">
            <text:p>0.01662</text:p>
          </table:table-cell>
          <table:table-cell office:value-type="float" office:value="0.103932" table:style-name="ce1">
            <text:p>0.103932</text:p>
          </table:table-cell>
          <table:table-cell office:value-type="float" office:value="2.7399999999999998E-3" table:style-name="ce1">
            <text:p>0.0027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3" table:style-name="ce1">
            <text:p>0.03</text:p>
          </table:table-cell>
          <table:table-cell office:value-type="float" office:value="172.79900000000001" table:style-name="ce1">
            <text:p>172.799</text:p>
          </table:table-cell>
          <table:table-cell office:value-type="float" office:value="-2.1779999999999999" table:style-name="ce1">
            <text:p>-2.178</text:p>
          </table:table-cell>
          <table:table-cell office:value-type="float" office:value="103.11199999999999" table:style-name="ce1">
            <text:p>103.112</text:p>
          </table:table-cell>
          <table:table-cell office:value-type="float" office:value="1.6650000000000002E-2" table:style-name="ce1">
            <text:p>0.01665</text:p>
          </table:table-cell>
          <table:table-cell office:value-type="float" office:value="0.10392700000000001" table:style-name="ce1">
            <text:p>0.103927</text:p>
          </table:table-cell>
          <table:table-cell office:value-type="float" office:value="2.7100000000000002E-3" table:style-name="ce1">
            <text:p>0.0027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03" table:style-name="ce1">
            <text:p>0.03</text:p>
          </table:table-cell>
          <table:table-cell office:value-type="float" office:value="172.697" table:style-name="ce1">
            <text:p>172.697</text:p>
          </table:table-cell>
          <table:table-cell office:value-type="float" office:value="-2.1749999999999998" table:style-name="ce1">
            <text:p>-2.175</text:p>
          </table:table-cell>
          <table:table-cell office:value-type="float" office:value="103.129" table:style-name="ce1">
            <text:p>103.129</text:p>
          </table:table-cell>
          <table:table-cell office:value-type="float" office:value="1.67E-2" table:style-name="ce1">
            <text:p>0.0167</text:p>
          </table:table-cell>
          <table:table-cell office:value-type="float" office:value="0.103938" table:style-name="ce1">
            <text:p>0.103938</text:p>
          </table:table-cell>
          <table:table-cell office:value-type="float" office:value="2.7499999999999998E-3" table:style-name="ce1">
            <text:p>0.0027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172.46100000000001" table:style-name="ce1">
            <text:p>172.461</text:p>
          </table:table-cell>
          <table:table-cell office:value-type="float" office:value="-2.8839999999999999" table:style-name="ce1">
            <text:p>-2.884</text:p>
          </table:table-cell>
          <table:table-cell office:value-type="float" office:value="143.13800000000001" table:style-name="ce1">
            <text:p>143.138</text:p>
          </table:table-cell>
          <table:table-cell office:value-type="float" office:value="1.516E-2" table:style-name="ce1">
            <text:p>0.01516</text:p>
          </table:table-cell>
          <table:table-cell office:value-type="float" office:value="0.103907" table:style-name="ce1">
            <text:p>0.103907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172.542" table:style-name="ce1">
            <text:p>172.542</text:p>
          </table:table-cell>
          <table:table-cell office:value-type="float" office:value="-2.8879999999999999" table:style-name="ce1">
            <text:p>-2.888</text:p>
          </table:table-cell>
          <table:table-cell office:value-type="float" office:value="143.67099999999999" table:style-name="ce1">
            <text:p>143.671</text:p>
          </table:table-cell>
          <table:table-cell office:value-type="float" office:value="1.5180000000000001E-2" table:style-name="ce1">
            <text:p>0.01518</text:p>
          </table:table-cell>
          <table:table-cell office:value-type="float" office:value="0.10391300000000001" table:style-name="ce1">
            <text:p>0.103913</text:p>
          </table:table-cell>
          <table:table-cell office:value-type="float" office:value="3.0100000000000001E-3" table:style-name="ce1">
            <text:p>0.0030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172.43899999999999" table:style-name="ce1">
            <text:p>172.439</text:p>
          </table:table-cell>
          <table:table-cell office:value-type="float" office:value="-2.8849999999999998" table:style-name="ce1">
            <text:p>-2.885</text:p>
          </table:table-cell>
          <table:table-cell office:value-type="float" office:value="143.334" table:style-name="ce1">
            <text:p>143.334</text:p>
          </table:table-cell>
          <table:table-cell office:value-type="float" office:value="1.524E-2" table:style-name="ce1">
            <text:p>0.01524</text:p>
          </table:table-cell>
          <table:table-cell office:value-type="float" office:value="0.103923" table:style-name="ce1">
            <text:p>0.103923</text:p>
          </table:table-cell>
          <table:table-cell office:value-type="float" office:value="3.0400000000000002E-3" table:style-name="ce1">
            <text:p>0.0030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176.49799999999999" table:style-name="ce1">
            <text:p>176.498</text:p>
          </table:table-cell>
          <table:table-cell office:value-type="float" office:value="-3.6019999999999999" table:style-name="ce1">
            <text:p>-3.602</text:p>
          </table:table-cell>
          <table:table-cell office:value-type="float" office:value="154.46600000000001" table:style-name="ce1">
            <text:p>154.466</text:p>
          </table:table-cell>
          <table:table-cell office:value-type="float" office:value="1.4149999999999999E-2" table:style-name="ce1">
            <text:p>0.01415</text:p>
          </table:table-cell>
          <table:table-cell office:value-type="float" office:value="0.103903" table:style-name="ce1">
            <text:p>0.103903</text:p>
          </table:table-cell>
          <table:table-cell office:value-type="float" office:value="4.0600000000000002E-3" table:style-name="ce1">
            <text:p>0.00406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176.64500000000001" table:style-name="ce1">
            <text:p>176.645</text:p>
          </table:table-cell>
          <table:table-cell office:value-type="float" office:value="-3.6059999999999999" table:style-name="ce1">
            <text:p>-3.606</text:p>
          </table:table-cell>
          <table:table-cell office:value-type="float" office:value="154.75299999999999" table:style-name="ce1">
            <text:p>154.753</text:p>
          </table:table-cell>
          <table:table-cell office:value-type="float" office:value="1.417E-2" table:style-name="ce1">
            <text:p>0.01417</text:p>
          </table:table-cell>
          <table:table-cell office:value-type="float" office:value="0.103897" table:style-name="ce1">
            <text:p>0.103897</text:p>
          </table:table-cell>
          <table:table-cell office:value-type="float" office:value="4.0499999999999998E-3" table:style-name="ce1">
            <text:p>0.0040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176.50899999999999" table:style-name="ce1">
            <text:p>176.509</text:p>
          </table:table-cell>
          <table:table-cell office:value-type="float" office:value="-3.613" table:style-name="ce1">
            <text:p>-3.613</text:p>
          </table:table-cell>
          <table:table-cell office:value-type="float" office:value="154.40799999999999" table:style-name="ce1">
            <text:p>154.408</text:p>
          </table:table-cell>
          <table:table-cell office:value-type="float" office:value="1.4200000000000001E-2" table:style-name="ce1">
            <text:p>0.0142</text:p>
          </table:table-cell>
          <table:table-cell office:value-type="float" office:value="0.10391400000000001" table:style-name="ce1">
            <text:p>0.103914</text:p>
          </table:table-cell>
          <table:table-cell office:value-type="float" office:value="4.0699999999999998E-3" table:style-name="ce1">
            <text:p>0.00407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6" table:style-name="ce1">
            <text:p>0.06</text:p>
          </table:table-cell>
          <table:table-cell office:value-type="float" office:value="175.1" table:style-name="ce1">
            <text:p>175.1</text:p>
          </table:table-cell>
          <table:table-cell office:value-type="float" office:value="-4.3129999999999997" table:style-name="ce1">
            <text:p>-4.313</text:p>
          </table:table-cell>
          <table:table-cell office:value-type="float" office:value="146.435" table:style-name="ce1">
            <text:p>146.435</text:p>
          </table:table-cell>
          <table:table-cell office:value-type="float" office:value="1.405E-2" table:style-name="ce1">
            <text:p>0.01405</text:p>
          </table:table-cell>
          <table:table-cell office:value-type="float" office:value="0.103897" table:style-name="ce1">
            <text:p>0.103897</text:p>
          </table:table-cell>
          <table:table-cell office:value-type="float" office:value="4.8500000000000001E-3" table:style-name="ce1">
            <text:p>0.0048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6" table:style-name="ce1">
            <text:p>0.06</text:p>
          </table:table-cell>
          <table:table-cell office:value-type="float" office:value="175.25" table:style-name="ce1">
            <text:p>175.25</text:p>
          </table:table-cell>
          <table:table-cell office:value-type="float" office:value="-4.3129999999999997" table:style-name="ce1">
            <text:p>-4.313</text:p>
          </table:table-cell>
          <table:table-cell office:value-type="float" office:value="146.50700000000001" table:style-name="ce1">
            <text:p>146.507</text:p>
          </table:table-cell>
          <table:table-cell office:value-type="float" office:value="1.4069999999999999E-2" table:style-name="ce1">
            <text:p>0.01407</text:p>
          </table:table-cell>
          <table:table-cell office:value-type="float" office:value="0.103904" table:style-name="ce1">
            <text:p>0.103904</text:p>
          </table:table-cell>
          <table:table-cell office:value-type="float" office:value="4.8399999999999997E-3" table:style-name="ce1">
            <text:p>0.0048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06" table:style-name="ce1">
            <text:p>0.06</text:p>
          </table:table-cell>
          <table:table-cell office:value-type="float" office:value="175.08600000000001" table:style-name="ce1">
            <text:p>175.086</text:p>
          </table:table-cell>
          <table:table-cell office:value-type="float" office:value="-4.3209999999999997" table:style-name="ce1">
            <text:p>-4.321</text:p>
          </table:table-cell>
          <table:table-cell office:value-type="float" office:value="146.46899999999999" table:style-name="ce1">
            <text:p>146.469</text:p>
          </table:table-cell>
          <table:table-cell office:value-type="float" office:value="1.41E-2" table:style-name="ce1">
            <text:p>0.0141</text:p>
          </table:table-cell>
          <table:table-cell office:value-type="float" office:value="0.10391499999999999" table:style-name="ce1">
            <text:p>0.103915</text:p>
          </table:table-cell>
          <table:table-cell office:value-type="float" office:value="4.8599999999999997E-3" table:style-name="ce1">
            <text:p>0.00486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71.376" table:style-name="ce1">
            <text:p>171.376</text:p>
          </table:table-cell>
          <table:table-cell office:value-type="float" office:value="-5.0330000000000004" table:style-name="ce1">
            <text:p>-5.033</text:p>
          </table:table-cell>
          <table:table-cell office:value-type="float" office:value="161.57300000000001" table:style-name="ce1">
            <text:p>161.57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0.103892" table:style-name="ce1">
            <text:p>0.103892</text:p>
          </table:table-cell>
          <table:table-cell office:value-type="float" office:value="5.0200000000000002E-3" table:style-name="ce1">
            <text:p>0.00502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71.501" table:style-name="ce1">
            <text:p>171.501</text:p>
          </table:table-cell>
          <table:table-cell office:value-type="float" office:value="-5.0309999999999997" table:style-name="ce1">
            <text:p>-5.031</text:p>
          </table:table-cell>
          <table:table-cell office:value-type="float" office:value="161.89400000000001" table:style-name="ce1">
            <text:p>161.894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0.103903" table:style-name="ce1">
            <text:p>0.103903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71.25700000000001" table:style-name="ce1">
            <text:p>171.257</text:p>
          </table:table-cell>
          <table:table-cell office:value-type="float" office:value="-5.04" table:style-name="ce1">
            <text:p>-5.04</text:p>
          </table:table-cell>
          <table:table-cell office:value-type="float" office:value="161.54900000000001" table:style-name="ce1">
            <text:p>161.549</text:p>
          </table:table-cell>
          <table:table-cell office:value-type="float" office:value="1.349E-2" table:style-name="ce1">
            <text:p>0.01349</text:p>
          </table:table-cell>
          <table:table-cell office:value-type="float" office:value="0.10392700000000001" table:style-name="ce1">
            <text:p>0.103927</text:p>
          </table:table-cell>
          <table:table-cell office:value-type="float" office:value="5.0499999999999998E-3" table:style-name="ce1">
            <text:p>0.0050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8" table:style-name="ce1">
            <text:p>0.08</text:p>
          </table:table-cell>
          <table:table-cell office:value-type="float" office:value="168.91200000000001" table:style-name="ce1">
            <text:p>168.912</text:p>
          </table:table-cell>
          <table:table-cell office:value-type="float" office:value="-5.75" table:style-name="ce1">
            <text:p>-5.75</text:p>
          </table:table-cell>
          <table:table-cell office:value-type="float" office:value="154.649" table:style-name="ce1">
            <text:p>154.649</text:p>
          </table:table-cell>
          <table:table-cell office:value-type="float" office:value="1.431E-2" table:style-name="ce1">
            <text:p>0.01431</text:p>
          </table:table-cell>
          <table:table-cell office:value-type="float" office:value="0.10388799999999999" table:style-name="ce1">
            <text:p>0.103888</text:p>
          </table:table-cell>
          <table:table-cell office:value-type="float" office:value="4.7299999999999998E-3" table:style-name="ce1">
            <text:p>0.00473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8" table:style-name="ce1">
            <text:p>0.08</text:p>
          </table:table-cell>
          <table:table-cell office:value-type="float" office:value="169.214" table:style-name="ce1">
            <text:p>169.214</text:p>
          </table:table-cell>
          <table:table-cell office:value-type="float" office:value="-5.7469999999999999" table:style-name="ce1">
            <text:p>-5.747</text:p>
          </table:table-cell>
          <table:table-cell office:value-type="float" office:value="154.989" table:style-name="ce1">
            <text:p>154.989</text:p>
          </table:table-cell>
          <table:table-cell office:value-type="float" office:value="1.431E-2" table:style-name="ce1">
            <text:p>0.01431</text:p>
          </table:table-cell>
          <table:table-cell office:value-type="float" office:value="0.103897" table:style-name="ce1">
            <text:p>0.103897</text:p>
          </table:table-cell>
          <table:table-cell office:value-type="float" office:value="4.6699999999999997E-3" table:style-name="ce1">
            <text:p>0.00467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08" table:style-name="ce1">
            <text:p>0.08</text:p>
          </table:table-cell>
          <table:table-cell office:value-type="float" office:value="168.94900000000001" table:style-name="ce1">
            <text:p>168.949</text:p>
          </table:table-cell>
          <table:table-cell office:value-type="float" office:value="-5.7450000000000001" table:style-name="ce1">
            <text:p>-5.745</text:p>
          </table:table-cell>
          <table:table-cell office:value-type="float" office:value="154.667" table:style-name="ce1">
            <text:p>154.667</text:p>
          </table:table-cell>
          <table:table-cell office:value-type="float" office:value="1.438E-2" table:style-name="ce1">
            <text:p>0.01438</text:p>
          </table:table-cell>
          <table:table-cell office:value-type="float" office:value="0.10391599999999999" table:style-name="ce1">
            <text:p>0.103916</text:p>
          </table:table-cell>
          <table:table-cell office:value-type="float" office:value="4.7600000000000003E-3" table:style-name="ce1">
            <text:p>0.00476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9" table:style-name="ce1">
            <text:p>0.09</text:p>
          </table:table-cell>
          <table:table-cell office:value-type="float" office:value="168.328" table:style-name="ce1">
            <text:p>168.328</text:p>
          </table:table-cell>
          <table:table-cell office:value-type="float" office:value="-6.4669999999999996" table:style-name="ce1">
            <text:p>-6.467</text:p>
          </table:table-cell>
          <table:table-cell office:value-type="float" office:value="145.077" table:style-name="ce1">
            <text:p>145.077</text:p>
          </table:table-cell>
          <table:table-cell office:value-type="float" office:value="1.529E-2" table:style-name="ce1">
            <text:p>0.01529</text:p>
          </table:table-cell>
          <table:table-cell office:value-type="float" office:value="0.103894" table:style-name="ce1">
            <text:p>0.103894</text:p>
          </table:table-cell>
          <table:table-cell office:value-type="float" office:value="4.8700000000000002E-3" table:style-name="ce1">
            <text:p>0.00487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9" table:style-name="ce1">
            <text:p>0.09</text:p>
          </table:table-cell>
          <table:table-cell office:value-type="float" office:value="168.49799999999999" table:style-name="ce1">
            <text:p>168.498</text:p>
          </table:table-cell>
          <table:table-cell office:value-type="float" office:value="-6.4630000000000001" table:style-name="ce1">
            <text:p>-6.463</text:p>
          </table:table-cell>
          <table:table-cell office:value-type="float" office:value="145.10599999999999" table:style-name="ce1">
            <text:p>145.106</text:p>
          </table:table-cell>
          <table:table-cell office:value-type="float" office:value="1.529E-2" table:style-name="ce1">
            <text:p>0.01529</text:p>
          </table:table-cell>
          <table:table-cell office:value-type="float" office:value="0.103906" table:style-name="ce1">
            <text:p>0.103906</text:p>
          </table:table-cell>
          <table:table-cell office:value-type="float" office:value="4.8500000000000001E-3" table:style-name="ce1">
            <text:p>0.0048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09" table:style-name="ce1">
            <text:p>0.09</text:p>
          </table:table-cell>
          <table:table-cell office:value-type="float" office:value="168.38900000000001" table:style-name="ce1">
            <text:p>168.389</text:p>
          </table:table-cell>
          <table:table-cell office:value-type="float" office:value="-6.4669999999999996" table:style-name="ce1">
            <text:p>-6.467</text:p>
          </table:table-cell>
          <table:table-cell office:value-type="float" office:value="145.238" table:style-name="ce1">
            <text:p>145.238</text:p>
          </table:table-cell>
          <table:table-cell office:value-type="float" office:value="1.5389999999999999E-2" table:style-name="ce1">
            <text:p>0.01539</text:p>
          </table:table-cell>
          <table:table-cell office:value-type="float" office:value="0.10391599999999999" table:style-name="ce1">
            <text:p>0.103916</text:p>
          </table:table-cell>
          <table:table-cell office:value-type="float" office:value="4.9199999999999999E-3" table:style-name="ce1">
            <text:p>0.0049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168.55699999999999" table:style-name="ce1">
            <text:p>168.557</text:p>
          </table:table-cell>
          <table:table-cell office:value-type="float" office:value="-7.1749999999999998" table:style-name="ce1">
            <text:p>-7.175</text:p>
          </table:table-cell>
          <table:table-cell office:value-type="float" office:value="139.965" table:style-name="ce1">
            <text:p>139.965</text:p>
          </table:table-cell>
          <table:table-cell office:value-type="float" office:value="1.5219999999999999E-2" table:style-name="ce1">
            <text:p>0.01522</text:p>
          </table:table-cell>
          <table:table-cell office:value-type="float" office:value="0.10388" table:style-name="ce1">
            <text:p>0.10388</text:p>
          </table:table-cell>
          <table:table-cell office:value-type="float" office:value="5.1700000000000001E-3" table:style-name="ce1">
            <text:p>0.00517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168.69800000000001" table:style-name="ce1">
            <text:p>168.698</text:p>
          </table:table-cell>
          <table:table-cell office:value-type="float" office:value="-7.1820000000000004" table:style-name="ce1">
            <text:p>-7.182</text:p>
          </table:table-cell>
          <table:table-cell office:value-type="float" office:value="139.976" table:style-name="ce1">
            <text:p>139.976</text:p>
          </table:table-cell>
          <table:table-cell office:value-type="float" office:value="1.519E-2" table:style-name="ce1">
            <text:p>0.01519</text:p>
          </table:table-cell>
          <table:table-cell office:value-type="float" office:value="0.103892" table:style-name="ce1">
            <text:p>0.103892</text:p>
          </table:table-cell>
          <table:table-cell office:value-type="float" office:value="5.1200000000000004E-3" table:style-name="ce1">
            <text:p>0.0051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168.58099999999999" table:style-name="ce1">
            <text:p>168.581</text:p>
          </table:table-cell>
          <table:table-cell office:value-type="float" office:value="-7.1779999999999999" table:style-name="ce1">
            <text:p>-7.178</text:p>
          </table:table-cell>
          <table:table-cell office:value-type="float" office:value="140.28" table:style-name="ce1">
            <text:p>140.28</text:p>
          </table:table-cell>
          <table:table-cell office:value-type="float" office:value="1.528E-2" table:style-name="ce1">
            <text:p>0.01528</text:p>
          </table:table-cell>
          <table:table-cell office:value-type="float" office:value="0.103912" table:style-name="ce1">
            <text:p>0.103912</text:p>
          </table:table-cell>
          <table:table-cell office:value-type="float" office:value="5.1900000000000002E-3" table:style-name="ce1">
            <text:p>0.00519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59.435" table:style-name="ce1">
            <text:p>159.435</text:p>
          </table:table-cell>
          <table:table-cell office:value-type="float" office:value="-14.31" table:style-name="ce1">
            <text:p>-14.31</text:p>
          </table:table-cell>
          <table:table-cell office:value-type="float" office:value="123.989" table:style-name="ce1">
            <text:p>123.989</text:p>
          </table:table-cell>
          <table:table-cell office:value-type="float" office:value="1.4959999999999999E-2" table:style-name="ce1">
            <text:p>0.01496</text:p>
          </table:table-cell>
          <table:table-cell office:value-type="float" office:value="0.103842" table:style-name="ce1">
            <text:p>0.103842</text:p>
          </table:table-cell>
          <table:table-cell office:value-type="float" office:value="5.4400000000000004E-3" table:style-name="ce1">
            <text:p>0.0054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59.43299999999999" table:style-name="ce1">
            <text:p>159.433</text:p>
          </table:table-cell>
          <table:table-cell office:value-type="float" office:value="-14.308" table:style-name="ce1">
            <text:p>-14.308</text:p>
          </table:table-cell>
          <table:table-cell office:value-type="float" office:value="124.12" table:style-name="ce1">
            <text:p>124.12</text:p>
          </table:table-cell>
          <table:table-cell office:value-type="float" office:value="1.4959999999999999E-2" table:style-name="ce1">
            <text:p>0.01496</text:p>
          </table:table-cell>
          <table:table-cell office:value-type="float" office:value="0.103821" table:style-name="ce1">
            <text:p>0.103821</text:p>
          </table:table-cell>
          <table:table-cell office:value-type="float" office:value="5.4200000000000003E-3" table:style-name="ce1">
            <text:p>0.0054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59.32900000000001" table:style-name="ce1">
            <text:p>159.329</text:p>
          </table:table-cell>
          <table:table-cell office:value-type="float" office:value="-14.315" table:style-name="ce1">
            <text:p>-14.315</text:p>
          </table:table-cell>
          <table:table-cell office:value-type="float" office:value="123.78700000000001" table:style-name="ce1">
            <text:p>123.787</text:p>
          </table:table-cell>
          <table:table-cell office:value-type="float" office:value="1.5010000000000001E-2" table:style-name="ce1">
            <text:p>0.01501</text:p>
          </table:table-cell>
          <table:table-cell office:value-type="float" office:value="0.10383100000000001" table:style-name="ce1">
            <text:p>0.103831</text:p>
          </table:table-cell>
          <table:table-cell office:value-type="float" office:value="5.4200000000000003E-3" table:style-name="ce1">
            <text:p>0.0054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151.46799999999999" table:style-name="ce1">
            <text:p>151.468</text:p>
          </table:table-cell>
          <table:table-cell office:value-type="float" office:value="-21.448" table:style-name="ce1">
            <text:p>-21.448</text:p>
          </table:table-cell>
          <table:table-cell office:value-type="float" office:value="110.40600000000001" table:style-name="ce1">
            <text:p>110.406</text:p>
          </table:table-cell>
          <table:table-cell office:value-type="float" office:value="1.524E-2" table:style-name="ce1">
            <text:p>0.01524</text:p>
          </table:table-cell>
          <table:table-cell office:value-type="float" office:value="0.103742" table:style-name="ce1">
            <text:p>0.103742</text:p>
          </table:table-cell>
          <table:table-cell office:value-type="float" office:value="6.0400000000000002E-3" table:style-name="ce1">
            <text:p>0.0060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151.505" table:style-name="ce1">
            <text:p>151.505</text:p>
          </table:table-cell>
          <table:table-cell office:value-type="float" office:value="-21.45" table:style-name="ce1">
            <text:p>-21.45</text:p>
          </table:table-cell>
          <table:table-cell office:value-type="float" office:value="110.28" table:style-name="ce1">
            <text:p>110.28</text:p>
          </table:table-cell>
          <table:table-cell office:value-type="float" office:value="1.525E-2" table:style-name="ce1">
            <text:p>0.01525</text:p>
          </table:table-cell>
          <table:table-cell office:value-type="float" office:value="0.10376299999999999" table:style-name="ce1">
            <text:p>0.103763</text:p>
          </table:table-cell>
          <table:table-cell office:value-type="float" office:value="6.0200000000000002E-3" table:style-name="ce1">
            <text:p>0.0060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151.59299999999999" table:style-name="ce1">
            <text:p>151.593</text:p>
          </table:table-cell>
          <table:table-cell office:value-type="float" office:value="-21.449000000000002" table:style-name="ce1">
            <text:p>-21.449</text:p>
          </table:table-cell>
          <table:table-cell office:value-type="float" office:value="110.45399999999999" table:style-name="ce1">
            <text:p>110.454</text:p>
          </table:table-cell>
          <table:table-cell office:value-type="float" office:value="1.528E-2" table:style-name="ce1">
            <text:p>0.01528</text:p>
          </table:table-cell>
          <table:table-cell office:value-type="float" office:value="0.103752" table:style-name="ce1">
            <text:p>0.103752</text:p>
          </table:table-cell>
          <table:table-cell office:value-type="float" office:value="6.0499999999999998E-3" table:style-name="ce1">
            <text:p>0.0060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43.078" table:style-name="ce1">
            <text:p>143.078</text:p>
          </table:table-cell>
          <table:table-cell office:value-type="float" office:value="-28.571999999999999" table:style-name="ce1">
            <text:p>-28.572</text:p>
          </table:table-cell>
          <table:table-cell office:value-type="float" office:value="97.063999999999993" table:style-name="ce1">
            <text:p>97.064</text:p>
          </table:table-cell>
          <table:table-cell office:value-type="float" office:value="1.5219999999999999E-2" table:style-name="ce1">
            <text:p>0.01522</text:p>
          </table:table-cell>
          <table:table-cell office:value-type="float" office:value="0.103746" table:style-name="ce1">
            <text:p>0.103746</text:p>
          </table:table-cell>
          <table:table-cell office:value-type="float" office:value="7.6099999999999996E-3" table:style-name="ce1">
            <text:p>0.0076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43.107" table:style-name="ce1">
            <text:p>143.107</text:p>
          </table:table-cell>
          <table:table-cell office:value-type="float" office:value="-28.571999999999999" table:style-name="ce1">
            <text:p>-28.572</text:p>
          </table:table-cell>
          <table:table-cell office:value-type="float" office:value="96.921999999999997" table:style-name="ce1">
            <text:p>96.922</text:p>
          </table:table-cell>
          <table:table-cell office:value-type="float" office:value="1.5219999999999999E-2" table:style-name="ce1">
            <text:p>0.01522</text:p>
          </table:table-cell>
          <table:table-cell office:value-type="float" office:value="0.103741" table:style-name="ce1">
            <text:p>0.103741</text:p>
          </table:table-cell>
          <table:table-cell office:value-type="float" office:value="7.5900000000000004E-3" table:style-name="ce1">
            <text:p>0.00759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42.88300000000001" table:style-name="ce1">
            <text:p>142.883</text:p>
          </table:table-cell>
          <table:table-cell office:value-type="float" office:value="-28.567" table:style-name="ce1">
            <text:p>-28.567</text:p>
          </table:table-cell>
          <table:table-cell office:value-type="float" office:value="96.587999999999994" table:style-name="ce1">
            <text:p>96.588</text:p>
          </table:table-cell>
          <table:table-cell office:value-type="float" office:value="1.524E-2" table:style-name="ce1">
            <text:p>0.01524</text:p>
          </table:table-cell>
          <table:table-cell office:value-type="float" office:value="0.10374800000000001" table:style-name="ce1">
            <text:p>0.103748</text:p>
          </table:table-cell>
          <table:table-cell office:value-type="float" office:value="7.5599999999999999E-3" table:style-name="ce1">
            <text:p>0.00756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34.221" table:style-name="ce1">
            <text:p>134.221</text:p>
          </table:table-cell>
          <table:table-cell office:value-type="float" office:value="-35.692999999999998" table:style-name="ce1">
            <text:p>-35.693</text:p>
          </table:table-cell>
          <table:table-cell office:value-type="float" office:value="82.161000000000001" table:style-name="ce1">
            <text:p>82.161</text:p>
          </table:table-cell>
          <table:table-cell office:value-type="float" office:value="1.5570000000000001E-2" table:style-name="ce1">
            <text:p>0.01557</text:p>
          </table:table-cell>
          <table:table-cell office:value-type="float" office:value="0.103695" table:style-name="ce1">
            <text:p>0.103695</text:p>
          </table:table-cell>
          <table:table-cell office:value-type="float" office:value="8.4100000000000008E-3" table:style-name="ce1">
            <text:p>0.0084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34.303" table:style-name="ce1">
            <text:p>134.303</text:p>
          </table:table-cell>
          <table:table-cell office:value-type="float" office:value="-35.695" table:style-name="ce1">
            <text:p>-35.695</text:p>
          </table:table-cell>
          <table:table-cell office:value-type="float" office:value="82.316999999999993" table:style-name="ce1">
            <text:p>82.317</text:p>
          </table:table-cell>
          <table:table-cell office:value-type="float" office:value="1.555E-2" table:style-name="ce1">
            <text:p>0.01555</text:p>
          </table:table-cell>
          <table:table-cell office:value-type="float" office:value="0.10369" table:style-name="ce1">
            <text:p>0.10369</text:p>
          </table:table-cell>
          <table:table-cell office:value-type="float" office:value="8.3899999999999999E-3" table:style-name="ce1">
            <text:p>0.00839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34.27600000000001" table:style-name="ce1">
            <text:p>134.276</text:p>
          </table:table-cell>
          <table:table-cell office:value-type="float" office:value="-35.697000000000003" table:style-name="ce1">
            <text:p>-35.697</text:p>
          </table:table-cell>
          <table:table-cell office:value-type="float" office:value="82.602000000000004" table:style-name="ce1">
            <text:p>82.602</text:p>
          </table:table-cell>
          <table:table-cell office:value-type="float" office:value="1.558E-2" table:style-name="ce1">
            <text:p>0.01558</text:p>
          </table:table-cell>
          <table:table-cell office:value-type="float" office:value="0.103686" table:style-name="ce1">
            <text:p>0.103686</text:p>
          </table:table-cell>
          <table:table-cell office:value-type="float" office:value="8.3899999999999999E-3" table:style-name="ce1">
            <text:p>0.00839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127.22799999999999" table:style-name="ce1">
            <text:p>127.228</text:p>
          </table:table-cell>
          <table:table-cell office:value-type="float" office:value="-42.82" table:style-name="ce1">
            <text:p>-42.82</text:p>
          </table:table-cell>
          <table:table-cell office:value-type="float" office:value="77.552000000000007" table:style-name="ce1">
            <text:p>77.552</text:p>
          </table:table-cell>
          <table:table-cell office:value-type="float" office:value="1.644E-2" table:style-name="ce1">
            <text:p>0.01644</text:p>
          </table:table-cell>
          <table:table-cell office:value-type="float" office:value="0.103612" table:style-name="ce1">
            <text:p>0.103612</text:p>
          </table:table-cell>
          <table:table-cell office:value-type="float" office:value="9.6900000000000007E-3" table:style-name="ce1">
            <text:p>0.00969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127.274" table:style-name="ce1">
            <text:p>127.274</text:p>
          </table:table-cell>
          <table:table-cell office:value-type="float" office:value="-42.811999999999998" table:style-name="ce1">
            <text:p>-42.812</text:p>
          </table:table-cell>
          <table:table-cell office:value-type="float" office:value="77.472999999999999" table:style-name="ce1">
            <text:p>77.473</text:p>
          </table:table-cell>
          <table:table-cell office:value-type="float" office:value="1.6469999999999999E-2" table:style-name="ce1">
            <text:p>0.01647</text:p>
          </table:table-cell>
          <table:table-cell office:value-type="float" office:value="0.10362200000000001" table:style-name="ce1">
            <text:p>0.103622</text:p>
          </table:table-cell>
          <table:table-cell office:value-type="float" office:value="9.7199999999999995E-3" table:style-name="ce1">
            <text:p>0.0097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127.18899999999999" table:style-name="ce1">
            <text:p>127.189</text:p>
          </table:table-cell>
          <table:table-cell office:value-type="float" office:value="-42.814999999999998" table:style-name="ce1">
            <text:p>-42.815</text:p>
          </table:table-cell>
          <table:table-cell office:value-type="float" office:value="77.287000000000006" table:style-name="ce1">
            <text:p>77.287</text:p>
          </table:table-cell>
          <table:table-cell office:value-type="float" office:value="1.6469999999999999E-2" table:style-name="ce1">
            <text:p>0.01647</text:p>
          </table:table-cell>
          <table:table-cell office:value-type="float" office:value="0.103615" table:style-name="ce1">
            <text:p>0.103615</text:p>
          </table:table-cell>
          <table:table-cell office:value-type="float" office:value="9.7199999999999995E-3" table:style-name="ce1">
            <text:p>0.0097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121.431" table:style-name="ce1">
            <text:p>121.431</text:p>
          </table:table-cell>
          <table:table-cell office:value-type="float" office:value="-49.927" table:style-name="ce1">
            <text:p>-49.927</text:p>
          </table:table-cell>
          <table:table-cell office:value-type="float" office:value="63.039000000000001" table:style-name="ce1">
            <text:p>63.039</text:p>
          </table:table-cell>
          <table:table-cell office:value-type="float" office:value="1.6930000000000001E-2" table:style-name="ce1">
            <text:p>0.01693</text:p>
          </table:table-cell>
          <table:table-cell office:value-type="float" office:value="0.10360800000000001" table:style-name="ce1">
            <text:p>0.103608</text:p>
          </table:table-cell>
          <table:table-cell office:value-type="float" office:value="1.137E-2" table:style-name="ce1">
            <text:p>0.01137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121.477" table:style-name="ce1">
            <text:p>121.477</text:p>
          </table:table-cell>
          <table:table-cell office:value-type="float" office:value="-49.926000000000002" table:style-name="ce1">
            <text:p>-49.926</text:p>
          </table:table-cell>
          <table:table-cell office:value-type="float" office:value="62.981000000000002" table:style-name="ce1">
            <text:p>62.981</text:p>
          </table:table-cell>
          <table:table-cell office:value-type="float" office:value="1.6899999999999998E-2" table:style-name="ce1">
            <text:p>0.0169</text:p>
          </table:table-cell>
          <table:table-cell office:value-type="float" office:value="0.103601" table:style-name="ce1">
            <text:p>0.103601</text:p>
          </table:table-cell>
          <table:table-cell office:value-type="float" office:value="1.1339999999999999E-2" table:style-name="ce1">
            <text:p>0.0113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121.407" table:style-name="ce1">
            <text:p>121.407</text:p>
          </table:table-cell>
          <table:table-cell office:value-type="float" office:value="-49.924999999999997" table:style-name="ce1">
            <text:p>-49.925</text:p>
          </table:table-cell>
          <table:table-cell office:value-type="float" office:value="63.158000000000001" table:style-name="ce1">
            <text:p>63.158</text:p>
          </table:table-cell>
          <table:table-cell office:value-type="float" office:value="1.6910000000000001E-2" table:style-name="ce1">
            <text:p>0.01691</text:p>
          </table:table-cell>
          <table:table-cell office:value-type="float" office:value="0.103592" table:style-name="ce1">
            <text:p>0.103592</text:p>
          </table:table-cell>
          <table:table-cell office:value-type="float" office:value="1.132E-2" table:style-name="ce1">
            <text:p>0.0113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15.304" table:style-name="ce1">
            <text:p>115.304</text:p>
          </table:table-cell>
          <table:table-cell office:value-type="float" office:value="-57.055" table:style-name="ce1">
            <text:p>-57.055</text:p>
          </table:table-cell>
          <table:table-cell office:value-type="float" office:value="64.534000000000006" table:style-name="ce1">
            <text:p>64.534</text:p>
          </table:table-cell>
          <table:table-cell office:value-type="float" office:value="1.7420000000000001E-2" table:style-name="ce1">
            <text:p>0.01742</text:p>
          </table:table-cell>
          <table:table-cell office:value-type="float" office:value="0.103577" table:style-name="ce1">
            <text:p>0.103577</text:p>
          </table:table-cell>
          <table:table-cell office:value-type="float" office:value="1.157E-2" table:style-name="ce1">
            <text:p>0.01157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15.35599999999999" table:style-name="ce1">
            <text:p>115.356</text:p>
          </table:table-cell>
          <table:table-cell office:value-type="float" office:value="-57.051000000000002" table:style-name="ce1">
            <text:p>-57.051</text:p>
          </table:table-cell>
          <table:table-cell office:value-type="float" office:value="64.465999999999994" table:style-name="ce1">
            <text:p>64.466</text:p>
          </table:table-cell>
          <table:table-cell office:value-type="float" office:value="1.7409999999999998E-2" table:style-name="ce1">
            <text:p>0.01741</text:p>
          </table:table-cell>
          <table:table-cell office:value-type="float" office:value="0.10358000000000001" table:style-name="ce1">
            <text:p>0.10358</text:p>
          </table:table-cell>
          <table:table-cell office:value-type="float" office:value="1.157E-2" table:style-name="ce1">
            <text:p>0.01157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15.294" table:style-name="ce1">
            <text:p>115.294</text:p>
          </table:table-cell>
          <table:table-cell office:value-type="float" office:value="-57.045000000000002" table:style-name="ce1">
            <text:p>-57.045</text:p>
          </table:table-cell>
          <table:table-cell office:value-type="float" office:value="64.343999999999994" table:style-name="ce1">
            <text:p>64.344</text:p>
          </table:table-cell>
          <table:table-cell office:value-type="float" office:value="1.7389999999999999E-2" table:style-name="ce1">
            <text:p>0.01739</text:p>
          </table:table-cell>
          <table:table-cell office:value-type="float" office:value="0.103576" table:style-name="ce1">
            <text:p>0.103576</text:p>
          </table:table-cell>
          <table:table-cell office:value-type="float" office:value="1.159E-2" table:style-name="ce1">
            <text:p>0.01159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107.91" table:style-name="ce1">
            <text:p>107.91</text:p>
          </table:table-cell>
          <table:table-cell office:value-type="float" office:value="-64.156000000000006" table:style-name="ce1">
            <text:p>-64.156</text:p>
          </table:table-cell>
          <table:table-cell office:value-type="float" office:value="48.290999999999997" table:style-name="ce1">
            <text:p>48.291</text:p>
          </table:table-cell>
          <table:table-cell office:value-type="float" office:value="1.779E-2" table:style-name="ce1">
            <text:p>0.01779</text:p>
          </table:table-cell>
          <table:table-cell office:value-type="float" office:value="0.103508" table:style-name="ce1">
            <text:p>0.103508</text:p>
          </table:table-cell>
          <table:table-cell office:value-type="float" office:value="1.366E-2" table:style-name="ce1">
            <text:p>0.01366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107.943" table:style-name="ce1">
            <text:p>107.943</text:p>
          </table:table-cell>
          <table:table-cell office:value-type="float" office:value="-64.149000000000001" table:style-name="ce1">
            <text:p>-64.149</text:p>
          </table:table-cell>
          <table:table-cell office:value-type="float" office:value="48.192" table:style-name="ce1">
            <text:p>48.192</text:p>
          </table:table-cell>
          <table:table-cell office:value-type="float" office:value="1.7819999999999999E-2" table:style-name="ce1">
            <text:p>0.01782</text:p>
          </table:table-cell>
          <table:table-cell office:value-type="float" office:value="0.103515" table:style-name="ce1">
            <text:p>0.103515</text:p>
          </table:table-cell>
          <table:table-cell office:value-type="float" office:value="1.367E-2" table:style-name="ce1">
            <text:p>0.01367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107.95099999999999" table:style-name="ce1">
            <text:p>107.951</text:p>
          </table:table-cell>
          <table:table-cell office:value-type="float" office:value="-64.152000000000001" table:style-name="ce1">
            <text:p>-64.152</text:p>
          </table:table-cell>
          <table:table-cell office:value-type="float" office:value="48.051000000000002" table:style-name="ce1">
            <text:p>48.051</text:p>
          </table:table-cell>
          <table:table-cell office:value-type="float" office:value="1.7819999999999999E-2" table:style-name="ce1">
            <text:p>0.01782</text:p>
          </table:table-cell>
          <table:table-cell office:value-type="float" office:value="0.103503" table:style-name="ce1">
            <text:p>0.103503</text:p>
          </table:table-cell>
          <table:table-cell office:value-type="float" office:value="1.366E-2" table:style-name="ce1">
            <text:p>0.01366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1.807" table:style-name="ce1">
            <text:p>101.807</text:p>
          </table:table-cell>
          <table:table-cell office:value-type="float" office:value="-71.239000000000004" table:style-name="ce1">
            <text:p>-71.239</text:p>
          </table:table-cell>
          <table:table-cell office:value-type="float" office:value="46.268999999999998" table:style-name="ce1">
            <text:p>46.269</text:p>
          </table:table-cell>
          <table:table-cell office:value-type="float" office:value="1.9009999999999999E-2" table:style-name="ce1">
            <text:p>0.01901</text:p>
          </table:table-cell>
          <table:table-cell office:value-type="float" office:value="0.10345500000000001" table:style-name="ce1">
            <text:p>0.103455</text:p>
          </table:table-cell>
          <table:table-cell office:value-type="float" office:value="1.3339999999999999E-2" table:style-name="ce1">
            <text:p>0.0133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1.86799999999999" table:style-name="ce1">
            <text:p>101.868</text:p>
          </table:table-cell>
          <table:table-cell office:value-type="float" office:value="-71.242000000000004" table:style-name="ce1">
            <text:p>-71.242</text:p>
          </table:table-cell>
          <table:table-cell office:value-type="float" office:value="46.323999999999998" table:style-name="ce1">
            <text:p>46.324</text:p>
          </table:table-cell>
          <table:table-cell office:value-type="float" office:value="1.8970000000000001E-2" table:style-name="ce1">
            <text:p>0.01897</text:p>
          </table:table-cell>
          <table:table-cell office:value-type="float" office:value="0.10345500000000001" table:style-name="ce1">
            <text:p>0.103455</text:p>
          </table:table-cell>
          <table:table-cell office:value-type="float" office:value="1.3350000000000001E-2" table:style-name="ce1">
            <text:p>0.0133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1.783" table:style-name="ce1">
            <text:p>101.783</text:p>
          </table:table-cell>
          <table:table-cell office:value-type="float" office:value="-71.236000000000004" table:style-name="ce1">
            <text:p>-71.236</text:p>
          </table:table-cell>
          <table:table-cell office:value-type="float" office:value="46.273000000000003" table:style-name="ce1">
            <text:p>46.273</text:p>
          </table:table-cell>
          <table:table-cell office:value-type="float" office:value="1.8929999999999999E-2" table:style-name="ce1">
            <text:p>0.01893</text:p>
          </table:table-cell>
          <table:table-cell office:value-type="float" office:value="0.103466" table:style-name="ce1">
            <text:p>0.103466</text:p>
          </table:table-cell>
          <table:table-cell office:value-type="float" office:value="1.337E-2" table:style-name="ce1">
            <text:p>0.01337</text:p>
          </table:table-cell>
          <table:table-cell table:number-columns-repeated="16375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/>
    <dc:creator>Sanders, Aric</dc:creator>
    <meta:creation-date>2016-12-20T22:03:03Z</meta:creation-date>
    <dc:date>2016-12-21T05:03:07Z</dc:date>
  </office:meta>
</office:document-meta>
</file>